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979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7.669cm"/>
    </style:style>
    <style:style style:name="co16" style:family="table-column">
      <style:table-column-properties fo:break-before="auto" style:column-width="16.24cm"/>
    </style:style>
    <style:style style:name="co17" style:family="table-column">
      <style:table-column-properties fo:break-before="auto" style:column-width="2.798cm"/>
    </style:style>
    <style:style style:name="co18" style:family="table-column">
      <style:table-column-properties fo:break-before="auto" style:column-width="3.318cm"/>
    </style:style>
    <style:style style:name="co19" style:family="table-column">
      <style:table-column-properties fo:break-before="auto" style:column-width="13.564cm"/>
    </style:style>
    <style:style style:name="co20" style:family="table-column">
      <style:table-column-properties fo:break-before="auto" style:column-width="3.688cm"/>
    </style:style>
    <style:style style:name="co21" style:family="table-column">
      <style:table-column-properties fo:break-before="auto" style:column-width="0.743cm"/>
    </style:style>
    <style:style style:name="co22" style:family="table-column">
      <style:table-column-properties fo:break-before="auto" style:column-width="1.014cm"/>
    </style:style>
    <style:style style:name="co23" style:family="table-column">
      <style:table-column-properties fo:break-before="auto" style:column-width="0.99cm"/>
    </style:style>
    <style:style style:name="co24" style:family="table-column">
      <style:table-column-properties fo:break-before="auto" style:column-width="0.891cm"/>
    </style:style>
    <style:style style:name="co25" style:family="table-column">
      <style:table-column-properties fo:break-before="auto" style:column-width="0.915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0.817cm"/>
    </style:style>
    <style:style style:name="co28" style:family="table-column">
      <style:table-column-properties fo:break-before="auto" style:column-width="1.088cm"/>
    </style:style>
    <style:style style:name="co29" style:family="table-column">
      <style:table-column-properties fo:break-before="auto" style:column-width="0.965cm"/>
    </style:style>
    <style:style style:name="co30" style:family="table-column">
      <style:table-column-properties fo:break-before="auto" style:column-width="1.113cm"/>
    </style:style>
    <style:style style:name="co31" style:family="table-column">
      <style:table-column-properties fo:break-before="auto" style:column-width="0.792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none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="0.99pt solid #000000"/>
    </style:style>
    <style:style style:name="ce4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4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5" table:number-columns-repeated="52" table:default-cell-style-name="Default"/>
        <table:table-row table:style-name="ro1">
          <table:table-cell table:style-name="ce58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5" office:value-type="string" calcext:value-type="string">
            <text:p>Badge</text:p>
          </table:table-cell>
          <table:table-cell table:style-name="ce36"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oudy Beans</text:p>
          </table:table-cell>
          <table:table-cell office:value-type="string" calcext:value-type="string">
            <text:p><text:span text:style-name="T1">Complete all stages in Cloudy</text:span> Bean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Complete all stages in Flying Castle and defeat the Giant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3" office:value-type="string" calcext:value-type="string">
            <text:p>Romeo and Juliet</text:p>
          </table:table-cell>
          <table:table-cell table:style-name="ce53" office:value-type="string" calcext:value-type="string">
            <text:p>Climb the Tower and save the Princess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(hearts can be skipped on full HP)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and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Pirate Flying</text:span> Shi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stle Entrance</text:p>
          </table:table-cell>
          <table:table-cell office:value-type="string" calcext:value-type="string">
            <text:p>Collect 100% of items and enter Cas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it the Snail</text:p>
          </table:table-cell>
          <table:table-cell office:value-type="string" calcext:value-type="string">
            <text:p>Win Beanstalk Top 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tch the Sky</text:p>
          </table:table-cell>
          <table:table-cell office:value-type="string" calcext:value-type="string">
            <text:p>Win Jumping Clou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it the Bean</text:p>
          </table:table-cell>
          <table:table-cell office:value-type="string" calcext:value-type="string">
            <text:p>Win Beanstalk Po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tch the Rainbow</text:p>
          </table:table-cell>
          <table:table-cell office:value-type="string" calcext:value-type="string">
            <text:p>Win Rainbow Star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tch the Bamboo</text:p>
          </table:table-cell>
          <table:table-cell office:value-type="string" calcext:value-type="string">
            <text:p>Win Grand Bamboo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im the Gold</text:p>
          </table:table-cell>
          <table:table-cell office:value-type="string" calcext:value-type="string">
            <text:p>Win Fungus Heaven bonus stage and get angel heart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im the Moneybag</text:p>
          </table:table-cell>
          <table:table-cell office:value-type="string" calcext:value-type="string">
            <text:p>Win Pirate Ship bonus stage and get angel he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im the Diamond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 bonus stage and get angel hear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You're a good man, Jack I</text:p>
          </table:table-cell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You're a good man, Jack II</text:p>
          </table:table-cell>
          <table:table-cell office:value-type="string" calcext:value-type="string">
            <text:p><text:span text:style-name="T1">Complete Cloudy Bean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You're a good man, Jack III</text:p>
          </table:table-cell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You're a good man, Jack IV</text:p>
          </table:table-cell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pan text:style-name="T1">Defeat Mouse having</text:span> max bean 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<text:span text:style-name="T1">Defeat Frog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<text:span text:style-name="T1">Defeat Toad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3" office:value-type="string" calcext:value-type="string">
            <text:p>Nutz</text:p>
          </table:table-cell>
          <table:table-cell table:style-name="ce53" office:value-type="string" calcext:value-type="string">
            <text:p><text:span text:style-name="T1">Defeat Peanut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<text:span text:style-name="T1">Defeat Bamboo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3" office:value-type="string" calcext:value-type="string">
            <text:p>Shroomer</text:p>
          </table:table-cell>
          <table:table-cell table:style-name="ce53" office:value-type="string" calcext:value-type="string">
            <text:p><text:span text:style-name="T1">Defeat Fly Agaric</text:span> having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53" office:value-type="string" calcext:value-type="string">
            <text:p>Fallen Beauty</text:p>
          </table:table-cell>
          <table:table-cell table:style-name="ce53" office:value-type="string" calcext:value-type="string">
            <text:p><text:span text:style-name="T1">Defeat Beauty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3" office:value-type="string" calcext:value-type="string">
            <text:p>Fallen Spear</text:p>
          </table:table-cell>
          <table:table-cell table:style-name="ce53" office:value-type="string" calcext:value-type="string">
            <text:p><text:span text:style-name="T1">Defeat Spear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3" office:value-type="string" calcext:value-type="string">
            <text:p>Fallen Trident</text:p>
          </table:table-cell>
          <table:table-cell table:style-name="ce53" office:value-type="string" calcext:value-type="string">
            <text:p><text:span text:style-name="T1">Defeat Trident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53" office:value-type="string" calcext:value-type="string">
            <text:p>Fee-fi-fo-fum!</text:p>
          </table:table-cell>
          <table:table-cell table:style-name="ce53" office:value-type="string" calcext:value-type="string">
            <text:p><text:span text:style-name="T1">Defeat</text:span> Giant having max bean power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Get maximum Health Poi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53" office:value-type="string" calcext:value-type="string">
            <text:p>Jumping Kid</text:p>
          </table:table-cell>
          <table:table-cell office:value-type="string" calcext:value-type="string">
            <text:p><text:span text:style-name="T1">Get maximum</text:span> Spring Power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Lock &amp; Load</text:p>
          </table:table-cell>
          <table:table-cell office:value-type="string" calcext:value-type="string">
            <text:p><text:span text:style-name="T1">Get maximum</text:span> Bean Pow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ar Chance</text:p>
          </table:table-cell>
          <table:table-cell office:value-type="string" calcext:value-type="string">
            <text:p>Turn Diamonds into Yellow Hea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aporizer</text:p>
          </table:table-cell>
          <table:table-cell office:value-type="string" calcext:value-type="string">
            <text:p>Upgrade Shooting to vaporize enem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cky O'Hare I</text:p>
          </table:table-cell>
          <table:table-cell office:value-type="string" calcext:value-type="string">
            <text:p>Reach the top in 20 jumps or less in Beanstalk Base stag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Jacky O'Hare II</text:p>
          </table:table-cell>
          <table:table-cell office:value-type="string" calcext:value-type="string">
            <text:p><text:span text:style-name="T1">Reach the top in 16 jumps or less in Middle of Beanstalk</text:span>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ky O'Hare III</text:p>
          </table:table-cell>
          <table:table-cell office:value-type="string" calcext:value-type="string">
            <text:p>Reach the top in 25 jumps or less in Beanstalk Top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acky O'Hare IV</text:p>
          </table:table-cell>
          <table:table-cell office:value-type="string" calcext:value-type="string">
            <text:p><text:span text:style-name="T1">Complete Jumping Clouds stage holding D-Pad Right</text:span> and not releasing the whole tim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acky O'Hare V</text:p>
          </table:table-cell>
          <table:table-cell office:value-type="string" calcext:value-type="string">
            <text:p>Complete Hanging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cky O'Hare VI</text:p>
          </table:table-cell>
          <table:table-cell office:value-type="string" calcext:value-type="string">
            <text:p>Reach the top in Beanstalk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acky O'Hare VII</text:p>
          </table:table-cell>
          <table:table-cell office:value-type="string" calcext:value-type="string">
            <text:p>Reach the down in Rainbow Stars stage without landing to rainbow platform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Jacky O'Hare VIII</text:p>
          </table:table-cell>
          <table:table-cell office:value-type="string" calcext:value-type="string">
            <text:p><text:span text:style-name="T1">Reach the top in 20 jumps or less in Cloudy Bamboo</text:span> stag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Jacky O'Hare IX</text:p>
          </table:table-cell>
          <table:table-cell office:value-type="string" calcext:value-type="string">
            <text:p><text:span text:style-name="T1">Complete Pirate Flying Ship stage holding D-Pad Right</text:span> and not releasing the whole tim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cky O'Hare X</text:p>
          </table:table-cell>
          <table:table-cell office:value-type="string" calcext:value-type="string">
            <text:p>Complete Pirate Flying Ship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3" office:value-type="string" calcext:value-type="string">
            <text:p>Lumberjack</text:p>
          </table:table-cell>
          <table:table-cell table:style-name="ce53" office:value-type="string" calcext:value-type="string">
            <text:p>Beat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9" office:value-type="string" calcext:value-type="string">
            <text:p>+</text:p>
          </table:table-cell>
          <table:table-cell table:style-name="ce53" table:number-columns-repeated="52"/>
        </table:table-row>
        <table:table-row table:style-name="ro1" table:number-rows-repeated="2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7"/>
          <table:table-cell table:style-name="ce53"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/>
          <table:table-cell table:style-name="ce53" table:number-columns-repeated="3"/>
          <table:table-cell table:style-name="ce59" table:number-columns-repeated="7"/>
          <table:table-cell table:style-name="ce53" table:number-columns-repeated="52"/>
        </table:table-row>
        <table:table-row table:style-name="ro1" table:number-rows-repeated="4">
          <table:table-cell table:number-columns-repeated="63"/>
        </table:table-row>
        <table:table-row table:style-name="ro1">
          <table:table-cell/>
          <table:table-cell table:style-name="ce53" table:number-columns-repeated="3"/>
          <table:table-cell table:style-name="ce59" table:number-columns-repeated="7"/>
          <table:table-cell table:style-name="ce53" table:number-columns-repeated="52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6"/>
          <table:table-cell table:style-name="ce53" table:number-columns-repeated="52"/>
        </table:table-row>
        <table:table-row table:style-name="ro1">
          <table:table-cell table:style-name="ce59"/>
          <table:table-cell table:style-name="ce53"/>
          <table:table-cell/>
          <table:table-cell table:style-name="ce53"/>
          <table:table-cell table:style-name="ce59" table:number-columns-repeated="7"/>
          <table:table-cell table:style-name="ce53" table:number-columns-repeated="52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9"/>
          <table:table-cell table:style-name="ce53" table:number-columns-repeated="3"/>
          <table:table-cell table:style-name="ce59" table:number-columns-repeated="7"/>
          <table:table-cell table:style-name="ce53" table:number-columns-repeated="52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3">
          <table:table-cell table:number-columns-repeated="3"/>
          <table:table-cell table:style-name="ce2"/>
          <table:table-cell table:number-columns-repeated="3"/>
          <table:table-cell table:style-name="ce17" table:number-columns-repeated="4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7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ce57"/>
        <table:table-row table:style-name="ro1">
          <table:table-cell table:style-name="ce13" office:value-type="string" calcext:value-type="string">
            <text:p>Scope</text:p>
          </table:table-cell>
          <table:table-cell table:style-name="ce34" office:value-type="string" calcext:value-type="string">
            <text:p>Group</text:p>
          </table:table-cell>
          <table:table-cell table:style-name="ce34" office:value-type="string" calcext:value-type="string">
            <text:p>Order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Points</text:p>
          </table:table-cell>
          <table:table-cell table:style-name="ce42" office:value-type="string" calcext:value-type="string">
            <text:p>Сумма - Points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Jumping Kid</text:p>
          </table:table-cell>
          <table:table-cell table:style-name="ce39" office:value-type="string" calcext:value-type="string">
            <text:p>Get maximum Spring Power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Lock &amp; Load</text:p>
          </table:table-cell>
          <table:table-cell table:style-name="ce39" office:value-type="string" calcext:value-type="string">
            <text:p>Get maximum Bean Power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Brand New</text:p>
          </table:table-cell>
          <table:table-cell table:style-name="ce39" office:value-type="string" calcext:value-type="string">
            <text:p>Get maximum Health Points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Star Chance</text:p>
          </table:table-cell>
          <table:table-cell table:style-name="ce39" office:value-type="string" calcext:value-type="string">
            <text:p>Turn Diamonds into Yellow Heart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Vaporizer</text:p>
          </table:table-cell>
          <table:table-cell table:style-name="ce39" office:value-type="string" calcext:value-type="string">
            <text:p>Upgrade Shooting to vaporize enemie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1"/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Jack's House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Hit the Mouse</text:p>
          </table:table-cell>
          <table:table-cell table:style-name="ce39" office:value-type="string" calcext:value-type="string">
            <text:p>Win Jack's House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Beanstalk Base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Middle of Beanstalk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Beanstalk Top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Hit the Snail</text:p>
          </table:table-cell>
          <table:table-cell table:style-name="ce39" office:value-type="string" calcext:value-type="string">
            <text:p>Win Beanstalk Top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Up the Beanstalk</text:p>
          </table:table-cell>
          <table:table-cell table:style-name="ce39" office:value-type="string" calcext:value-type="string">
            <text:p>Complete all stages in Beanstalk World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1"/>
          <table:table-cell table:style-name="ce35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Jumping Clouds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Catch the Sky</text:p>
          </table:table-cell>
          <table:table-cell table:style-name="ce39" office:value-type="string" calcext:value-type="string">
            <text:p>Win Jumping Clouds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Hanging Pods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Beanstalk Pods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Hit the Bean</text:p>
          </table:table-cell>
          <table:table-cell table:style-name="ce39" office:value-type="string" calcext:value-type="string">
            <text:p>Win Beanstalk Pods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Cloudy Beans</text:p>
          </table:table-cell>
          <table:table-cell table:style-name="ce39" office:value-type="string" calcext:value-type="string">
            <text:p>Complete all stages in Cloudy Beans World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1"/>
          <table:table-cell table:style-name="ce35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Rainbow Stars</text:p>
          </table:table-cell>
          <table:table-cell table:style-name="ce39" office:value-type="string" calcext:value-type="string">
            <text:p>Collect 100% of items (hearts can be skipped on full HP)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Catch the Rainbow</text:p>
          </table:table-cell>
          <table:table-cell table:style-name="ce39" office:value-type="string" calcext:value-type="string">
            <text:p>Win Rainbow Stars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Cloudy Bamboo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Grand Bamboo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Catch the Bamboo</text:p>
          </table:table-cell>
          <table:table-cell table:style-name="ce39" office:value-type="string" calcext:value-type="string">
            <text:p>Win Grand Bamboo bonus stage and get angel heart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Fungus Heaven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Aim the Gold</text:p>
          </table:table-cell>
          <table:table-cell table:style-name="ce39" office:value-type="string" calcext:value-type="string">
            <text:p>Win Fungus Heaven bonus stage and get angel heart</text:p>
          </table:table-cell>
          <table:table-cell table:style-name="ce39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Pirate Flying Ship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Aim the Moneybag</text:p>
          </table:table-cell>
          <table:table-cell table:style-name="ce39" office:value-type="string" calcext:value-type="string">
            <text:p>Win Pirate Ship bonus stage and get angel heart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Bamboo Fungus</text:p>
          </table:table-cell>
          <table:table-cell table:style-name="ce39" office:value-type="string" calcext:value-type="string">
            <text:p>Complete all stages in Bamboo Fungus World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1"/>
          <table:table-cell table:style-name="ce35" office:value-type="float" office:value="4" calcext:value-type="float">
            <text:p>4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Castle Entrance</text:p>
          </table:table-cell>
          <table:table-cell table:style-name="ce39" office:value-type="string" calcext:value-type="string">
            <text:p>Collect 100% of items and enter Castl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astle Basement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Castle 1st Hall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Castle 2nd Hall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Aim the Diamond</text:p>
          </table:table-cell>
          <table:table-cell table:style-name="ce39" office:value-type="string" calcext:value-type="string">
            <text:p>Win Castle 2nd Hall bonus stage and get angel heart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Castle Prison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Castle Tower</text:p>
          </table:table-cell>
          <table:table-cell table:style-name="ce39" office:value-type="string" calcext:value-type="string">
            <text:p>Collect 100% of items and complete the stage</text:p>
          </table:table-cell>
          <table:table-cell table:style-name="ce39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Castle in the Sky</text:p>
          </table:table-cell>
          <table:table-cell table:style-name="ce39" office:value-type="string" calcext:value-type="string">
            <text:p>Complete all stages in Flying Castle and defeat the Giant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2"/>
          <table:table-cell table:style-name="ce38"/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Romeo and Juliet</text:p>
          </table:table-cell>
          <table:table-cell table:style-name="ce39" office:value-type="string" calcext:value-type="string">
            <text:p>Climb the Tower and save the Princes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Stratosphere</text:p>
          </table:table-cell>
          <table:table-cell table:style-name="ce39" office:value-type="string" calcext:value-type="string">
            <text:p>Beat high score (50,000)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1"/>
          <table:table-cell table:style-name="ce35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Defeat Mouse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roggy</text:p>
          </table:table-cell>
          <table:table-cell table:style-name="ce39" office:value-type="string" calcext:value-type="string">
            <text:p>Defeat Frog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Toady</text:p>
          </table:table-cell>
          <table:table-cell table:style-name="ce39" office:value-type="string" calcext:value-type="string">
            <text:p>Defeat Toad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Nutz</text:p>
          </table:table-cell>
          <table:table-cell table:style-name="ce39" office:value-type="string" calcext:value-type="string">
            <text:p>Defeat Peanut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Bambooka</text:p>
          </table:table-cell>
          <table:table-cell table:style-name="ce39" office:value-type="string" calcext:value-type="string">
            <text:p>Defeat Bamboo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Shroomer</text:p>
          </table:table-cell>
          <table:table-cell table:style-name="ce39" office:value-type="string" calcext:value-type="string">
            <text:p>Defeat Fly Agaric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Fallen Beauty</text:p>
          </table:table-cell>
          <table:table-cell table:style-name="ce39" office:value-type="string" calcext:value-type="string">
            <text:p>Defeat Beauty Angel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Fallen Spear</text:p>
          </table:table-cell>
          <table:table-cell table:style-name="ce39" office:value-type="string" calcext:value-type="string">
            <text:p>Defeat Spear Angel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Fallen Trident</text:p>
          </table:table-cell>
          <table:table-cell table:style-name="ce39" office:value-type="string" calcext:value-type="string">
            <text:p>Defeat Trident Angel having max bean power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Fee-fi-fo-fum!</text:p>
          </table:table-cell>
          <table:table-cell table:style-name="ce39" office:value-type="string" calcext:value-type="string">
            <text:p>Defeat Giant having max bean power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1"/>
          <table:table-cell table:style-name="ce35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You're a good man, Jack I</text:p>
          </table:table-cell>
          <table:table-cell table:style-name="ce39" office:value-type="string" calcext:value-type="string">
            <text:p>Complete Beanstalk World without hurting any minion enemie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You're a good man, Jack II</text:p>
          </table:table-cell>
          <table:table-cell table:style-name="ce39" office:value-type="string" calcext:value-type="string">
            <text:p>Complete Cloudy Beans World without hurting any minion enemie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You're a good man, Jack III</text:p>
          </table:table-cell>
          <table:table-cell table:style-name="ce39" office:value-type="string" calcext:value-type="string">
            <text:p>Complete Bamboo Fungus World without hurting any minion enemie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You're a good man, Jack IV</text:p>
          </table:table-cell>
          <table:table-cell table:style-name="ce39" office:value-type="string" calcext:value-type="string">
            <text:p>Complete Flying Castle World without hurting any minion enemie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31"/>
          <table:table-cell table:style-name="ce35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Jacky O'Hare I</text:p>
          </table:table-cell>
          <table:table-cell table:style-name="ce39" office:value-type="string" calcext:value-type="string">
            <text:p>Reach the top in 20 jumps or less in Beanstalk Base stage</text:p>
          </table:table-cell>
          <table:table-cell table:style-name="ce39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Jacky O'Hare II</text:p>
          </table:table-cell>
          <table:table-cell table:style-name="ce39" office:value-type="string" calcext:value-type="string">
            <text:p>Reach the top in 16 jumps or less in Middle of Beanstalk st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Jacky O'Hare III</text:p>
          </table:table-cell>
          <table:table-cell table:style-name="ce39" office:value-type="string" calcext:value-type="string">
            <text:p>Reach the top in 25 jumps or less in Beanstalk Top st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Jacky O'Hare IV</text:p>
          </table:table-cell>
          <table:table-cell table:style-name="ce39" office:value-type="string" calcext:value-type="string">
            <text:p>Complete Jumping Clouds stage holding D-Pad Right and not releasing the whole tim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Jacky O'Hare V</text:p>
          </table:table-cell>
          <table:table-cell table:style-name="ce39" office:value-type="string" calcext:value-type="string">
            <text:p>Complete Hanging Pods stage without taking dam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Jacky O'Hare VI</text:p>
          </table:table-cell>
          <table:table-cell table:style-name="ce39" office:value-type="string" calcext:value-type="string">
            <text:p>Reach the top in Beanstalk Pods stage without taking dam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Jacky O'Hare VII</text:p>
          </table:table-cell>
          <table:table-cell table:style-name="ce39" office:value-type="string" calcext:value-type="string">
            <text:p>Reach the down in Rainbow Stars stage without landing to rainbow platforms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Jacky O'Hare VIII</text:p>
          </table:table-cell>
          <table:table-cell table:style-name="ce39" office:value-type="string" calcext:value-type="string">
            <text:p>Reach the top in 20 jumps or less in Cloudy Bamboo stage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1"/>
          <table:table-cell table:style-name="ce37"/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Jacky O'Hare IX</text:p>
          </table:table-cell>
          <table:table-cell table:style-name="ce39" office:value-type="string" calcext:value-type="string">
            <text:p>Complete Pirate Flying Ship stage holding D-Pad Right and not releasing the whole tim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31"/>
          <table:table-cell table:style-name="ce38"/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Jacky O'Hare X</text:p>
          </table:table-cell>
          <table:table-cell table:style-name="ce39" office:value-type="string" calcext:value-type="string">
            <text:p>Complete Pirate Flying Ship stage without taking damage</text:p>
          </table:table-cell>
          <table:table-cell table:style-name="ce39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32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Lumberjack</text:p>
          </table:table-cell>
          <table:table-cell table:style-name="ce39" office:value-type="string" calcext:value-type="string">
            <text:p>Beat game without using continues</text:p>
          </table:table-cell>
          <table:table-cell table:style-name="ce39" office:value-type="float" office:value="25" calcext:value-type="float">
            <text:p>25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33" office:value-type="string" calcext:value-type="string">
            <text:p>Итог Результат</text:p>
          </table:table-cell>
          <table:table-cell table:style-name="ce40" table:number-columns-repeated="4"/>
          <table:table-cell table:style-name="ce41"/>
          <table:table-cell table:style-name="ce44" office:value-type="float" office:value="382" calcext:value-type="float">
            <text:p>382</text:p>
          </table:table-cell>
          <table:table-cell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afts" table:style-name="ta1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5" table:number-columns-repeated="5" table:default-cell-style-name="ce57"/>
        <table:table-column table:style-name="co5" table:number-columns-repeated="55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lay Harp (Jump over it 2 Springs)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$some stage without taking damage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jumping $some times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without falling down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cloud stage without taking damage and pressing left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2"/>
          <table:table-cell table:style-name="ce36" office:value-type="string" calcext:value-type="string">
            <text:p>Complete $some bonus shooting only gold/money/diamond</text:p>
          </table:table-cell>
          <table:table-cell table:style-name="ce36"/>
          <table:table-cell table:style-name="ce58" table:number-columns-repeated="5"/>
          <table:table-cell table:style-name="ce36"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</table:table>
      <table:table table:name="Stage Value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19" table:default-cell-style-name="ce45"/>
        <table:table-column table:style-name="co22" table:default-cell-style-name="ce45"/>
        <table:table-column table:style-name="co23" table:default-cell-style-name="ce45"/>
        <table:table-column table:style-name="co21" table:default-cell-style-name="ce45"/>
        <table:table-column table:style-name="co24" table:default-cell-style-name="ce45"/>
        <table:table-column table:style-name="co25" table:default-cell-style-name="ce45"/>
        <table:table-column table:style-name="co21" table:default-cell-style-name="ce45"/>
        <table:table-column table:style-name="co26" table:default-cell-style-name="ce45"/>
        <table:table-column table:style-name="co22" table:default-cell-style-name="ce45"/>
        <table:table-column table:style-name="co21" table:number-columns-repeated="29" table:default-cell-style-name="ce45"/>
        <table:table-column table:style-name="co25" table:default-cell-style-name="ce45"/>
        <table:table-column table:style-name="co27" table:default-cell-style-name="ce45"/>
        <table:table-column table:style-name="co21" table:default-cell-style-name="ce45"/>
        <table:table-column table:style-name="co28" table:default-cell-style-name="ce45"/>
        <table:table-column table:style-name="co29" table:default-cell-style-name="ce45"/>
        <table:table-column table:style-name="co25" table:default-cell-style-name="ce45"/>
        <table:table-column table:style-name="co30" table:number-columns-repeated="2" table:default-cell-style-name="ce45"/>
        <table:table-column table:style-name="co31" table:number-columns-repeated="39" table:default-cell-style-name="ce45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6" office:value-type="string" calcext:value-type="string">
            <text:p>04</text:p>
          </table:table-cell>
          <table:table-cell table:style-name="ce46" office:value-type="string" calcext:value-type="string">
            <text:p>05</text:p>
          </table:table-cell>
          <table:table-cell table:style-name="ce46" office:value-type="string" calcext:value-type="string">
            <text:p>02</text:p>
          </table:table-cell>
          <table:table-cell table:style-name="ce46" office:value-type="string" calcext:value-type="string">
            <text:p>03</text:p>
          </table:table-cell>
          <table:table-cell table:style-name="ce46" office:value-type="string" calcext:value-type="string">
            <text:p>06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6</text:p>
          </table:table-cell>
          <table:table-cell table:style-name="ce46" office:value-type="string" calcext:value-type="string">
            <text:p>07</text:p>
          </table:table-cell>
          <table:table-cell table:style-name="ce46" office:value-type="string" calcext:value-type="string">
            <text:p>0a</text:p>
          </table:table-cell>
          <table:table-cell table:style-name="ce46" office:value-type="string" calcext:value-type="string">
            <text:p>0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8</text:p>
          </table:table-cell>
          <table:table-cell table:style-name="ce46" office:value-type="string" calcext:value-type="string">
            <text:p>09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0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4</text:p>
          </table:table-cell>
          <table:table-cell table:style-name="ce46" office:value-type="string" calcext:value-type="string">
            <text:p>15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8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1a</text:p>
          </table:table-cell>
          <table:table-cell table:style-name="ce46" office:value-type="string" calcext:value-type="string">
            <text:p>1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0</text:p>
          </table:table-cell>
          <table:table-cell table:style-name="ce46" office:value-type="string" calcext:value-type="string">
            <text:p>31</text:p>
          </table:table-cell>
          <table:table-cell table:style-name="ce46" office:value-type="string" calcext:value-type="string">
            <text:p>2a</text:p>
          </table:table-cell>
          <table:table-cell table:style-name="ce46" office:value-type="string" calcext:value-type="string">
            <text:p>2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e</text:p>
          </table:table-cell>
          <table:table-cell table:style-name="ce46" office:value-type="string" calcext:value-type="string">
            <text:p>1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c</text:p>
          </table:table-cell>
          <table:table-cell table:style-name="ce46" office:value-type="string" calcext:value-type="string">
            <text:p>1d</text:p>
          </table:table-cell>
          <table:table-cell table:style-name="ce46" office:value-type="string" calcext:value-type="string">
            <text:p>2c</text:p>
          </table:table-cell>
          <table:table-cell table:style-name="ce46" office:value-type="string" calcext:value-type="string">
            <text:p>2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6</text:p>
          </table:table-cell>
          <table:table-cell table:style-name="ce46" office:value-type="string" calcext:value-type="string">
            <text:p>37</text:p>
          </table:table-cell>
          <table:table-cell table:style-name="ce46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2e</text:p>
          </table:table-cell>
          <table:table-cell table:style-name="ce46" office:value-type="string" calcext:value-type="string">
            <text:p>2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a</text:p>
          </table:table-cell>
          <table:table-cell table:style-name="ce46" office:value-type="string" calcext:value-type="string">
            <text:p>3b</text:p>
          </table:table-cell>
          <table:table-cell table:style-name="ce46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0</text:p>
          </table:table-cell>
          <table:table-cell table:style-name="ce46" office:value-type="string" calcext:value-type="string">
            <text:p>4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e</text:p>
          </table:table-cell>
          <table:table-cell table:style-name="ce46" office:value-type="string" calcext:value-type="string">
            <text:p>3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2</text:p>
          </table:table-cell>
          <table:table-cell table:style-name="ce46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6" office:value-type="string" calcext:value-type="string">
            <text:p>47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c</text:p>
          </table:table-cell>
          <table:table-cell table:style-name="ce46" office:value-type="string" calcext:value-type="string">
            <text:p>4d</text:p>
          </table:table-cell>
          <table:table-cell table:style-name="ce46" office:value-type="string" calcext:value-type="string">
            <text:p>4e</text:p>
          </table:table-cell>
          <table:table-cell table:style-name="ce46" office:value-type="string" calcext:value-type="string">
            <text:p>4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0</text:p>
          </table:table-cell>
          <table:table-cell table:style-name="ce46" office:value-type="string" calcext:value-type="string">
            <text:p>5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2</text:p>
          </table:table-cell>
          <table:table-cell table:style-name="ce46" office:value-type="string" calcext:value-type="string">
            <text:p>53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6</text:p>
          </table:table-cell>
          <table:table-cell table:style-name="ce46" office:value-type="string" calcext:value-type="string">
            <text:p>5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4</text:p>
          </table:table-cell>
          <table:table-cell table:style-name="ce46" office:value-type="string" calcext:value-type="string">
            <text:p>55</text:p>
          </table:table-cell>
          <table:table-cell table:style-name="ce46" office:value-type="string" calcext:value-type="string">
            <text:p>64</text:p>
          </table:table-cell>
          <table:table-cell table:style-name="ce46" office:value-type="string" calcext:value-type="string">
            <text:p>65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8</text:p>
          </table:table-cell>
          <table:table-cell table:style-name="ce46" office:value-type="string" calcext:value-type="string">
            <text:p>59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a</text:p>
          </table:table-cell>
          <table:table-cell table:style-name="ce46" office:value-type="string" calcext:value-type="string">
            <text:p>5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c</text:p>
          </table:table-cell>
          <table:table-cell table:style-name="ce46" office:value-type="string" calcext:value-type="string">
            <text:p>5d</text:p>
          </table:table-cell>
          <table:table-cell table:style-name="ce46" office:value-type="string" calcext:value-type="string">
            <text:p>66</text:p>
          </table:table-cell>
          <table:table-cell table:style-name="ce46" office:value-type="string" calcext:value-type="string">
            <text:p>67</text:p>
          </table:table-cell>
          <table:table-cell table:style-name="ce46" office:value-type="string" calcext:value-type="string">
            <text:p>62</text:p>
          </table:table-cell>
          <table:table-cell table:style-name="ce46" office:value-type="string" calcext:value-type="string">
            <text:p>63</text:p>
          </table:table-cell>
          <table:table-cell table:style-name="ce46" office:value-type="string" calcext:value-type="string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6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6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6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6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6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6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6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6" office:value-type="string" calcext:value-type="string">
            <text:p>1c</text:p>
          </table:table-cell>
          <table:table-cell table:style-name="ce51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6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6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6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6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6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6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6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6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6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6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6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6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6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6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6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6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6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6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6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6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6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6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6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6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6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6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6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6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  <table:table-cell table:number-columns-repeated="6"/>
        </table:table-row>
        <table:table-row table:style-name="ro1">
          <table:table-cell table:number-columns-repeated="104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e0</text:p>
          </table:table-cell>
          <table:table-cell table:style-name="ce46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1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6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6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  <table:table-cell table:number-columns-repeated="6"/>
        </table:table-row>
        <table:table-row table:style-name="ro1" table:number-rows-repeated="4">
          <table:table-cell table:number-columns-repeated="104"/>
        </table:table-row>
        <table:table-row table:style-name="ro1">
          <table:table-cell table:style-name="ce2" office:value-type="string" calcext:value-type="string">
            <text:p>Level Change Cycle</text:p>
          </table:table-cell>
          <table:table-cell table:style-name="ce47"/>
          <table:table-cell table:number-columns-repeated="102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9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50"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style-name="ce50" office:value-type="string" calcext:value-type="string">
            <text:p>09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stageId</text:p>
          </table:table-cell>
          <table:table-cell table:style-name="ce49" office:value-type="string" calcext:value-type="string">
            <text:p>06</text:p>
          </table:table-cell>
          <table:table-cell table:number-columns-repeated="3"/>
          <table:table-cell table:style-name="ce50"/>
          <table:table-cell office:value-type="string" calcext:value-type="string">
            <text:p>08</text:p>
          </table:table-cell>
          <table:table-cell table:number-columns-repeated="3"/>
          <table:table-cell table:style-name="ce50"/>
          <table:table-cell table:number-columns-repeated="93"/>
        </table:table-row>
        <table:table-row table:style-name="ro1" table:number-rows-repeated="1048562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Stage List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  <table:table-cell office:value-type="string" calcext:value-type="string">
            <text:p>Female Angel</text:p>
          </table:table-cell>
        </table:table-row>
        <table:table-row table:style-name="ro2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2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chievements.E1:Achievements.G120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65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8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.00.0000</text:date>, <text:time style:data-style-name="N2" text:time-value="10:52:00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4-02T11:57:33.971000000</dc:date>
    <meta:editing-duration>P14DT18H5M21S</meta:editing-duration>
    <meta:editing-cycles>1043</meta:editing-cycles>
    <meta:document-statistic meta:table-count="5" meta:cell-count="1589" meta:object-count="0"/>
  </office:meta>
</office:document-meta>
</file>